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96.21pt"/>
    </style:style>
    <style:style style:name="co4" style:family="table-column">
      <style:table-column-properties fo:break-before="auto" style:column-width="85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48.36pt"/>
    </style:style>
    <style:style style:name="co9" style:family="table-column">
      <style:table-column-properties fo:break-before="auto" style:column-width="57.46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78.46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162.11pt"/>
    </style:style>
    <style:style style:name="co14" style:family="table-column">
      <style:table-column-properties fo:break-before="auto" style:column-width="266.94pt"/>
    </style:style>
    <style:style style:name="co15" style:family="table-column">
      <style:table-column-properties fo:break-before="auto" style:column-width="82.94pt"/>
    </style:style>
    <style:style style:name="co16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1">
      <style:table-cell-properties fo:border="0.06pt solid #000000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pt"/>
    </style:style>
    <style:style style:name="ce13" style:family="table-cell" style:parent-style-name="Default" style:data-style-name="N11"/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 style:data-style-name="N61">
      <style:table-cell-properties fo:border="0.06pt solid #000000"/>
    </style:style>
    <style:style style:name="ce12" style:family="table-cell" style:parent-style-name="Default" style:data-style-name="N61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tr" table:style-name="ta1">
        <table:shapes>
          <draw:frame draw:z-index="0" draw:style-name="gr1" draw:text-style-name="P1" svg:width="453.86pt" svg:height="255.37pt" svg:x="40.54pt" svg:y="293.33pt">
            <draw:object draw:notify-on-update-of-ranges="constr.B7:constr.B18 constr.E7:constr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3"/>
          <table:table-cell table:style-name="ce4" table:number-columns-spanned="4" table:number-rows-spanned="1"/>
          <table:covered-table-cell table:number-columns-repeated="3"/>
          <table:table-cell table:style-name="ce4" table:number-columns-spanned="4" table:number-rows-spanned="1"/>
          <table:covered-table-cell table:number-columns-repeated="3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1" table:number-columns-repeated="9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.15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.19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.81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.32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.93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.91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.57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.62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.64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.15%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/>
          <table:table-cell table:style-name="ce18"/>
          <table:table-cell table:style-name="ce4" table:number-columns-repeated="2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.41%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/>
          <table:table-cell table:style-name="ce18"/>
          <table:table-cell table:style-name="ce4" table:number-columns-repeated="2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.74%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7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10"/>
        </table:table-row>
        <table:table-row table:style-name="ro1" table:number-rows-repeated="27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</table:table>
      <table:table table:name="meta" table:style-name="ta1">
        <table:shapes>
          <draw:frame draw:z-index="0" draw:style-name="gr1" draw:text-style-name="P1" svg:width="455.95pt" svg:height="254.72pt" svg:x="134.16pt" svg:y="292.48pt">
            <draw:object draw:notify-on-update-of-ranges="meta.C4:meta.C15 meta.D2:meta.D2 meta.G4:meta.G15 meta.H2:meta.H2 meta.K4:meta.K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6.32pt" svg:height="255.09pt" svg:x="616.51pt" svg:y="288.71pt">
            <draw:object draw:notify-on-update-of-ranges="meta.D2:meta.D2 meta.H2:meta.H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5" table:number-columns-repeated="4" table:default-cell-style-name="ce2"/>
        <table:table-column table:style-name="co5" table:default-cell-style-name="ce5"/>
        <table:table-column table:style-name="co5" table:number-columns-repeated="3" table:default-cell-style-name="ce2"/>
        <table:table-column table:style-name="co5" table:default-cell-style-name="ce5"/>
        <table:table-column table:style-name="co5" table:number-columns-repeated="7" table:default-cell-style-name="Default"/>
        <table:table-column table:style-name="co5" table:default-cell-style-name="ce13"/>
        <table:table-row table:style-name="ro1">
          <table:table-cell table:number-columns-repeated="2"/>
          <table:table-cell table:style-name="Default" table:number-columns-repeated="9"/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META</text:p>
          </table:table-cell>
          <table:table-cell table:style-name="Default"/>
          <table:table-cell table:style-name="ce4" office:value-type="string" calcext:value-type="string" table:number-columns-spanned="4" table:number-rows-spanned="1">
            <text:p>Vizinho Aleatório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2-OPT</text:p>
          </table:table-cell>
          <table:covered-table-cell table:number-columns-repeated="3" table:style-name="Default"/>
          <table:table-cell table:number-columns-repeated="2"/>
          <table:table-cell office:value-type="string" calcext:value-type="string">
            <text:p>teste10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2"/>
          <table:table-cell office:value-type="string" calcext:value-type="string">
            <text:p>teste10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office:value-type="float" office:value="4603" calcext:value-type="float">
            <text:p>4603</text:p>
          </table:table-cell>
          <table:table-cell office:value-type="float" office:value="2943" calcext:value-type="float">
            <text:p>2943</text:p>
          </table:table-cell>
          <table:table-cell office:value-type="percentage" office:value="0.63936" calcext:value-type="percentage">
            <text:p>63.94%</text:p>
          </table:table-cell>
          <table:table-cell table:number-columns-repeated="2"/>
          <table:table-cell office:value-type="string" calcext:value-type="string">
            <text:p>teste11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office:value-type="float" office:value="4042" calcext:value-type="float">
            <text:p>4042</text:p>
          </table:table-cell>
          <table:table-cell office:value-type="float" office:value="4036" calcext:value-type="float">
            <text:p>4036</text:p>
          </table:table-cell>
          <table:table-cell office:value-type="percentage" office:value="0.99851" calcext:value-type="percentage">
            <text:p>99.85%</text:p>
          </table:table-cell>
          <table:table-cell table:number-columns-repeated="2"/>
          <table:table-cell office:value-type="string" calcext:value-type="string">
            <text:p>teste11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ste11_1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" calcext:value-type="float">
            <text:p>4</text:p>
          </table:table-cell>
          <table:table-cell office:value-type="float" office:value="3654" calcext:value-type="float">
            <text:p>3654</text:p>
          </table:table-cell>
          <table:table-cell office:value-type="float" office:value="3647" calcext:value-type="float">
            <text:p>3647</text:p>
          </table:table-cell>
          <table:table-cell office:value-type="percentage" office:value="0.99808" calcext:value-type="percentage">
            <text:p>99.81%</text:p>
          </table:table-cell>
          <table:table-cell table:number-columns-repeated="2"/>
          <table:table-cell office:value-type="string" calcext:value-type="string">
            <text:p>teste12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ste11_2.txt</text:p>
          </table:table-cell>
          <table:table-cell office:value-type="float" office:value="0" calcext:value-type="float">
            <text:p>0</text:p>
          </table:table-cell>
          <table:table-cell office:value-type="float" office:value="4179" calcext:value-type="float">
            <text:p>4179</text:p>
          </table:table-cell>
          <table:table-cell office:value-type="float" office:value="4170" calcext:value-type="float">
            <text:p>4170</text:p>
          </table:table-cell>
          <table:table-cell office:value-type="percentage" office:value="0.99784" calcext:value-type="percentage">
            <text:p>99.78%</text:p>
          </table:table-cell>
          <table:table-cell office:value-type="float" office:value="4" calcext:value-type="float">
            <text:p>4</text:p>
          </table:table-cell>
          <table:table-cell office:value-type="float" office:value="7587" calcext:value-type="float">
            <text:p>7587</text:p>
          </table:table-cell>
          <table:table-cell office:value-type="float" office:value="4170" calcext:value-type="float">
            <text:p>4170</text:p>
          </table:table-cell>
          <table:table-cell office:value-type="percentage" office:value="0.54962" calcext:value-type="percentage">
            <text:p>54.96%</text:p>
          </table:table-cell>
          <table:table-cell table:number-columns-repeated="2"/>
          <table:table-cell office:value-type="string" calcext:value-type="string">
            <text:p>teste12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este12_1.t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" calcext:value-type="float">
            <text:p>6</text:p>
          </table:table-cell>
          <table:table-cell office:value-type="float" office:value="6586" calcext:value-type="float">
            <text:p>6586</text:p>
          </table:table-cell>
          <table:table-cell office:value-type="float" office:value="3091" calcext:value-type="float">
            <text:p>3091</text:p>
          </table:table-cell>
          <table:table-cell office:value-type="percentage" office:value="0.46932" calcext:value-type="percentage">
            <text:p>46.93%</text:p>
          </table:table-cell>
          <table:table-cell table:number-columns-repeated="2"/>
          <table:table-cell office:value-type="string" calcext:value-type="string">
            <text:p>teste13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e12_2.txt</text:p>
          </table:table-cell>
          <table:table-cell office:value-type="float" office:value="0" calcext:value-type="float">
            <text:p>0</text:p>
          </table:table-cell>
          <table:table-cell office:value-type="float" office:value="3940" calcext:value-type="float">
            <text:p>3940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91624" calcext:value-type="percentage">
            <text:p>91.62%</text:p>
          </table:table-cell>
          <table:table-cell office:value-type="float" office:value="6" calcext:value-type="float">
            <text:p>6</text:p>
          </table:table-cell>
          <table:table-cell office:value-type="float" office:value="4819" calcext:value-type="float">
            <text:p>4819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74911" calcext:value-type="percentage">
            <text:p>74.91%</text:p>
          </table:table-cell>
          <table:table-cell table:number-columns-repeated="2"/>
          <table:table-cell office:value-type="string" calcext:value-type="string">
            <text:p>teste13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ste13_1.txt</text:p>
          </table:table-cell>
          <table:table-cell office:value-type="float" office:value="0" calcext:value-type="float">
            <text:p>0</text:p>
          </table:table-cell>
          <table:table-cell office:value-type="float" office:value="6915" calcext:value-type="float">
            <text:p>6915</text:p>
          </table:table-cell>
          <table:table-cell office:value-type="float" office:value="5584" calcext:value-type="float">
            <text:p>5584</text:p>
          </table:table-cell>
          <table:table-cell office:value-type="percentage" office:value="0.80751" calcext:value-type="percentage">
            <text:p>80.75%</text:p>
          </table:table-cell>
          <table:table-cell office:value-type="float" office:value="11" calcext:value-type="float">
            <text:p>11</text:p>
          </table:table-cell>
          <table:table-cell office:value-type="float" office:value="9288" calcext:value-type="float">
            <text:p>9288</text:p>
          </table:table-cell>
          <table:table-cell office:value-type="float" office:value="5584" calcext:value-type="float">
            <text:p>5584</text:p>
          </table:table-cell>
          <table:table-cell office:value-type="percentage" office:value="0.6012" calcext:value-type="percentage">
            <text:p>60.12%</text:p>
          </table:table-cell>
          <table:table-cell table:number-columns-repeated="2"/>
          <table:table-cell office:value-type="string" calcext:value-type="string">
            <text:p>teste14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e13_2.txt</text:p>
          </table:table-cell>
          <table:table-cell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9081" calcext:value-type="float">
            <text:p>9081</text:p>
          </table:table-cell>
          <table:table-cell office:value-type="percentage" office:value="0.88612" calcext:value-type="percentage">
            <text:p>88.61%</text:p>
          </table:table-cell>
          <table:table-cell office:value-type="float" office:value="9" calcext:value-type="float">
            <text:p>9</text:p>
          </table:table-cell>
          <table:table-cell office:value-type="float" office:value="10608" calcext:value-type="float">
            <text:p>10608</text:p>
          </table:table-cell>
          <table:table-cell office:value-type="float" office:value="9081" calcext:value-type="float">
            <text:p>9081</text:p>
          </table:table-cell>
          <table:table-cell office:value-type="percentage" office:value="0.85605" calcext:value-type="percentage">
            <text:p>85.61%</text:p>
          </table:table-cell>
          <table:table-cell table:number-columns-repeated="2"/>
          <table:table-cell office:value-type="string" calcext:value-type="string">
            <text:p>teste14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ste14_1.txt</text:p>
          </table:table-cell>
          <table:table-cell office:value-type="float" office:value="0" calcext:value-type="float">
            <text:p>0</text:p>
          </table:table-cell>
          <table:table-cell office:value-type="float" office:value="11921" calcext:value-type="float">
            <text:p>11921</text:p>
          </table:table-cell>
          <table:table-cell office:value-type="float" office:value="11369" calcext:value-type="float">
            <text:p>11369</text:p>
          </table:table-cell>
          <table:table-cell office:value-type="percentage" office:value="0.95369" calcext:value-type="percentage">
            <text:p>95.37%</text:p>
          </table:table-cell>
          <table:table-cell office:value-type="float" office:value="10" calcext:value-type="float">
            <text:p>10</text:p>
          </table:table-cell>
          <table:table-cell office:value-type="float" office:value="18526" calcext:value-type="float">
            <text:p>18526</text:p>
          </table:table-cell>
          <table:table-cell office:value-type="float" office:value="11369" calcext:value-type="float">
            <text:p>11369</text:p>
          </table:table-cell>
          <table:table-cell office:value-type="percentage" office:value="0.61367" calcext:value-type="percentage">
            <text:p>61.37%</text:p>
          </table:table-cell>
          <table:table-cell table:number-columns-repeated="2"/>
          <table:table-cell office:value-type="string" calcext:value-type="string">
            <text:p>teste15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e14_2.txt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085" calcext:value-type="float">
            <text:p>3085</text:p>
          </table:table-cell>
          <table:table-cell office:value-type="percentage" office:value="0.96678" calcext:value-type="percentage">
            <text:p>96.68%</text:p>
          </table:table-cell>
          <table:table-cell office:value-type="float" office:value="10" calcext:value-type="float">
            <text:p>10</text:p>
          </table:table-cell>
          <table:table-cell office:value-type="float" office:value="20357" calcext:value-type="float">
            <text:p>20357</text:p>
          </table:table-cell>
          <table:table-cell office:value-type="float" office:value="3085" calcext:value-type="float">
            <text:p>3085</text:p>
          </table:table-cell>
          <table:table-cell office:value-type="percentage" office:value="0.15154" calcext:value-type="percentage">
            <text:p>15.15%</text:p>
          </table:table-cell>
          <table:table-cell table:number-columns-repeated="2"/>
          <table:table-cell office:value-type="string" calcext:value-type="string">
            <text:p>teste15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ste15_1.txt</text:p>
          </table:table-cell>
          <table:table-cell office:value-type="float" office:value="0" calcext:value-type="float">
            <text:p>0</text:p>
          </table:table-cell>
          <table:table-cell office:value-type="float" office:value="10793" calcext:value-type="float">
            <text:p>10793</text:p>
          </table:table-cell>
          <table:table-cell office:value-type="float" office:value="9957" calcext:value-type="float">
            <text:p>9957</text:p>
          </table:table-cell>
          <table:table-cell office:value-type="percentage" office:value="0.92254" calcext:value-type="percentage">
            <text:p>92.25%</text:p>
          </table:table-cell>
          <table:table-cell office:value-type="float" office:value="13" calcext:value-type="float">
            <text:p>13</text:p>
          </table:table-cell>
          <table:table-cell office:value-type="float" office:value="16958" calcext:value-type="float">
            <text:p>16958</text:p>
          </table:table-cell>
          <table:table-cell office:value-type="float" office:value="9957" calcext:value-type="float">
            <text:p>9957</text:p>
          </table:table-cell>
          <table:table-cell office:value-type="percentage" office:value="0.58715" calcext:value-type="percentage">
            <text:p>58.72%</text:p>
          </table:table-cell>
          <table:table-cell table:number-columns-repeated="2"/>
          <table:table-cell office:value-type="string" calcext:value-type="string">
            <text:p>teste50_1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e15_2.txt</text:p>
          </table:table-cell>
          <table:table-cell office:value-type="float" office:value="0" calcext:value-type="float">
            <text:p>0</text:p>
          </table:table-cell>
          <table:table-cell office:value-type="float" office:value="10530" calcext:value-type="float">
            <text:p>10530</text:p>
          </table:table-cell>
          <table:table-cell office:value-type="float" office:value="8953" calcext:value-type="float">
            <text:p>8953</text:p>
          </table:table-cell>
          <table:table-cell office:value-type="percentage" office:value="0.85023" calcext:value-type="percentage">
            <text:p>85.02%</text:p>
          </table:table-cell>
          <table:table-cell office:value-type="float" office:value="13" calcext:value-type="float">
            <text:p>13</text:p>
          </table:table-cell>
          <table:table-cell office:value-type="float" office:value="20311" calcext:value-type="float">
            <text:p>20311</text:p>
          </table:table-cell>
          <table:table-cell office:value-type="float" office:value="8953" calcext:value-type="float">
            <text:p>8953</text:p>
          </table:table-cell>
          <table:table-cell office:value-type="percentage" office:value="0.44079" calcext:value-type="percentage">
            <text:p>44.08%</text:p>
          </table:table-cell>
          <table:table-cell table:number-columns-repeated="2"/>
          <table:table-cell office:value-type="string" calcext:value-type="string">
            <text:p>teste50_2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este50_1.txt</text:p>
          </table:table-cell>
          <table:table-cell office:value-type="float" office:value="1" calcext:value-type="float">
            <text:p>1</text:p>
          </table:table-cell>
          <table:table-cell office:value-type="float" office:value="914174" calcext:value-type="float">
            <text:p>91417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.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1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e50_2.txt</text:p>
          </table:table-cell>
          <table:table-cell office:value-type="float" office:value="1" calcext:value-type="float">
            <text:p>1</text:p>
          </table:table-cell>
          <table:table-cell office:value-type="float" office:value="919546" calcext:value-type="float">
            <text:p>91954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.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2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este100_1.txt</text:p>
          </table:table-cell>
          <table:table-cell office:value-type="float" office:value="4" calcext:value-type="float">
            <text:p>4</text:p>
          </table:table-cell>
          <table:table-cell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01757" calcext:value-type="float">
            <text:p>101757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3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e100_2.txt</text:p>
          </table:table-cell>
          <table:table-cell office:value-type="float" office:value="4" calcext:value-type="float">
            <text:p>4</text:p>
          </table:table-cell>
          <table:table-cell office:value-type="float" office:value="111492" calcext:value-type="float">
            <text:p>111492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4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ste100_3.txt</text:p>
          </table:table-cell>
          <table:table-cell office:value-type="float" office:value="5" calcext:value-type="float">
            <text:p>5</text:p>
          </table:table-cell>
          <table:table-cell office:value-type="float" office:value="110119" calcext:value-type="float">
            <text:p>11011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este100_4.txt</text:p>
          </table:table-cell>
          <table:table-cell office:value-type="float" office:value="5" calcext:value-type="float">
            <text:p>5</text:p>
          </table:table-cell>
          <table:table-cell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float" office:value="299" calcext:value-type="float">
            <text:p>299</text:p>
          </table:table-cell>
          <table:table-cell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7"/>
          <table:table-cell table:style-name="Default"/>
        </table:table-row>
      </table:table>
      <table:table table:name="brkga" table:style-name="ta1">
        <table:table-column table:style-name="co5" table:default-cell-style-name="Default"/>
        <table:table-column table:style-name="co11" table:default-cell-style-name="Default"/>
        <table:table-column table:style-name="co5" table:default-cell-style-name="ce2"/>
        <table:table-column table:style-name="co12" table:default-cell-style-name="ce2"/>
        <table:table-column table:style-name="co5" table:number-columns-repeated="4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1"/>
          <table:table-cell table:style-name="ce14" office:value-type="string" calcext:value-type="string">
            <text:p>Parâmetros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string" calcext:value-type="string">
            <text:p>Nova</text:p>
          </table:table-cell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teste10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Tamanho da população</text:p>
          </table:table-cell>
          <table:table-cell table:number-columns-repeated="2" table:style-name="ce2" office:value-type="float" office:value="256" calcext:value-type="float">
            <text:p>256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elit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3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substituída por mutante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4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Probabilidade dos filhos herdarem alelos da elite</text:p>
          </table:table-cell>
          <table:table-cell table:number-columns-repeated="2" table:style-name="ce2" office:value-type="float" office:value="0.7" calcext:value-type="float">
            <text:p>0.7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office:value-type="float" office:value="1" calcext:value-type="float">
            <text:p>1</text:p>
          </table:table-cell>
          <table:table-cell office:value-type="float" office:value="4170" calcext:value-type="float">
            <text:p>4170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populações independentes</text:p>
          </table:table-cell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office:value-type="float" office:value="1" calcext:value-type="float">
            <text:p>1</text:p>
          </table:table-cell>
          <table:table-cell office:value-type="float" office:value="3091" calcext:value-type="float">
            <text:p>3091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Gerações até a troca dos melhores indivíduos</text:p>
          </table:table-cell>
          <table:table-cell table:number-columns-repeated="2"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9366" calcext:value-type="percentage">
            <text:p>99.37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47" calcext:value-type="float">
            <text:p>3647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Quantos indivíduos serão trocados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office:value-type="float" office:value="1" calcext:value-type="float">
            <text:p>1</text:p>
          </table:table-cell>
          <table:table-cell office:value-type="float" office:value="5584" calcext:value-type="float">
            <text:p>5584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0" calcext:value-type="float">
            <text:p>4170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Número máximo de geraçõ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93148" calcext:value-type="percentage">
            <text:p>93.15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1" calcext:value-type="float">
            <text:p>3091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gerações até reiniciar</text:p>
          </table:table-cell>
          <table:table-cell table:number-columns-repeated="2" table:style-name="ce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office:value-type="float" office:value="1" calcext:value-type="float">
            <text:p>1</text:p>
          </table:table-cell>
          <table:table-cell office:value-type="float" office:value="11369" calcext:value-type="float">
            <text:p>11369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table:style-name="ce13" office:value-type="percentage" office:value="0.99366" calcext:value-type="percentage">
            <text:p>99.37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office:value-type="float" office:value="2" calcext:value-type="float">
            <text:p>2</text:p>
          </table:table-cell>
          <table:table-cell office:value-type="float" office:value="3085" calcext:value-type="float">
            <text:p>3085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4" calcext:value-type="float">
            <text:p>5584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office:value-type="float" office:value="2" calcext:value-type="float">
            <text:p>2</text:p>
          </table:table-cell>
          <table:table-cell office:value-type="float" office:value="9957" calcext:value-type="float">
            <text:p>9957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  <table:table-cell table:style-name="ce13" office:value-type="percentage" office:value="0.93148" calcext:value-type="percentage">
            <text:p>93.15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98276" calcext:value-type="percentage">
            <text:p>98.28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69" calcext:value-type="float">
            <text:p>11369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366970" calcext:value-type="float">
            <text:p>1.37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85" calcext:value-type="float">
            <text:p>3085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57" calcext:value-type="float">
            <text:p>9957</text:p>
          </table:table-cell>
          <table:table-cell table:style-name="ce13" office:value-type="percentage" office:value="1" calcext:value-type="percentage">
            <text:p>100.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table:style-name="ce13" office:value-type="percentage" office:value="0.98276" calcext:value-type="percentage">
            <text:p>98.28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366970" calcext:value-type="float">
            <text:p>1.37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,111,570</text:p>
          </table:table-cell>
          <table:table-cell table:style-name="ce9" office:value-type="float" office:value="1366970" calcext:value-type="float">
            <text:p>1.37E+06</text:p>
          </table:table-cell>
          <table:table-cell table:formula="of:=[.C26]/[.D26]" office:value-type="float" office:value="0.813163419826331" calcext:value-type="float">
            <text:p>0.813163419826331</text:p>
          </table:table-cell>
          <table:table-cell table:formula="of:=[.D26]/[.C26]" office:value-type="float" office:value="1.2297651070108" calcext:value-type="float">
            <text:p>1.22976510701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885625" calcext:value-type="float">
            <text:p>885625</text:p>
          </table:table-cell>
          <table:table-cell table:formula="of:=[.C27]/[.D27]" office:value-type="float" office:value="1.04214537755822" calcext:value-type="float">
            <text:p>1.04214537755822</text:p>
          </table:table-cell>
          <table:table-cell table:formula="of:=[.D27]/[.C27]" office:value-type="float" office:value="0.959559022698954" calcext:value-type="float">
            <text:p>0.9595590226989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252451" calcext:value-type="float">
            <text:p>252451</text:p>
          </table:table-cell>
          <table:table-cell table:formula="of:=[.C28]/[.D28]" office:value-type="float" office:value="0.763882892125601" calcext:value-type="float">
            <text:p>0.763882892125601</text:p>
          </table:table-cell>
          <table:table-cell table:formula="of:=[.D28]/[.C28]" office:value-type="float" office:value="1.30910118593882" calcext:value-type="float">
            <text:p>1.309101185938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243780" calcext:value-type="float">
            <text:p>243780</text:p>
          </table:table-cell>
          <table:table-cell table:formula="of:=[.C29]/[.D29]" office:value-type="float" office:value="0.827385347444417" calcext:value-type="float">
            <text:p>0.827385347444417</text:p>
          </table:table-cell>
          <table:table-cell table:formula="of:=[.D29]/[.C29]" office:value-type="float" office:value="1.20862667327714" calcext:value-type="float">
            <text:p>1.208626673277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244705" calcext:value-type="float">
            <text:p>244705</text:p>
          </table:table-cell>
          <table:table-cell table:formula="of:=[.C30]/[.D30]" office:value-type="float" office:value="0.714860750699822" calcext:value-type="float">
            <text:p>0.714860750699822</text:p>
          </table:table-cell>
          <table:table-cell table:formula="of:=[.D30]/[.C30]" office:value-type="float" office:value="1.39887383524839" calcext:value-type="float">
            <text:p>1.398873835248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213990" calcext:value-type="float">
            <text:p>213990</text:p>
          </table:table-cell>
          <table:table-cell table:formula="of:=[.C31]/[.D31]" office:value-type="float" office:value="0.799560727136782" calcext:value-type="float">
            <text:p>0.799560727136782</text:p>
          </table:table-cell>
          <table:table-cell table:formula="of:=[.D31]/[.C31]" office:value-type="float" office:value="1.2506867409321" calcext:value-type="float">
            <text:p>1.25068674093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,111,570</text:p>
          </table:table-cell>
          <table:table-cell office:value-type="float" office:value="914174" calcext:value-type="float">
            <text:p>914174</text:p>
          </table:table-cell>
          <table:table-cell table:formula="of:=[.C33]/[.D33]" office:value-type="float" office:value="1.21592825873411" calcext:value-type="float">
            <text:p>1.215928258734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919546" calcext:value-type="float">
            <text:p>919546</text:p>
          </table:table-cell>
          <table:table-cell table:formula="of:=[.C34]/[.D34]" office:value-type="float" office:value="1.00370182677104" calcext:value-type="float">
            <text:p>1.003701826771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103729" calcext:value-type="float">
            <text:p>103729</text:p>
          </table:table-cell>
          <table:table-cell table:formula="of:=[.C35]/[.D35]" office:value-type="float" office:value="1.85910401141436" calcext:value-type="float">
            <text:p>1.859104011414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111492" calcext:value-type="float">
            <text:p>111492</text:p>
          </table:table-cell>
          <table:table-cell table:formula="of:=[.C36]/[.D36]" office:value-type="float" office:value="1.8090984106483" calcext:value-type="float">
            <text:p>1.80909841064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110119" calcext:value-type="float">
            <text:p>110119</text:p>
          </table:table-cell>
          <table:table-cell table:formula="of:=[.C37]/[.D37]" office:value-type="float" office:value="1.58855420045587" calcext:value-type="float">
            <text:p>1.588554200455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102579" calcext:value-type="float">
            <text:p>102579</text:p>
          </table:table-cell>
          <table:table-cell table:formula="of:=[.C38]/[.D38]" office:value-type="float" office:value="1.66796322834108" calcext:value-type="float">
            <text:p>1.667963228341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0]/[.D40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1]/[.D41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2]/[.D42]" office:value-type="float" office:value="7.25" calcext:value-type="float">
            <text:p>7.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3]/[.D43]" office:value-type="float" office:value="7.25" calcext:value-type="float">
            <text:p>7.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44]/[.D44]"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C45]/[.D45]" office:value-type="float" office:value="5.8" calcext:value-type="float">
            <text:p>5.8</text:p>
          </table:table-cell>
          <table:table-cell table:number-columns-repeated="13"/>
        </table:table-row>
      </table:table>
      <table:table table:name="gurobi" table:style-name="ta1">
        <table:table-column table:style-name="co1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name</text:p>
          </table:table-cell>
          <table:table-cell office:value-type="string" calcext:value-type="string">
            <text:p><text:s/>mode</text:p>
          </table:table-cell>
          <table:table-cell office:value-type="string" calcext:value-type="string">
            <text:p>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  <table:table-cell/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957" calcext:value-type="float">
            <text:p>995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953" calcext:value-type="float">
            <text:p>895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538843" calcext:value-type="float">
            <text:p>538843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381915" calcext:value-type="float">
            <text:p>38191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64001" calcext:value-type="float">
            <text:p>6400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58038" calcext:value-type="float">
            <text:p>58038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52367" calcext:value-type="float">
            <text:p>52367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46209" calcext:value-type="float">
            <text:p>4620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Teste</text:p>
          </table:table-cell>
          <table:table-cell table:style-name="ce16" office:value-type="string" calcext:value-type="string">
            <text:p>Tempo (s)</text:p>
          </table:table-cell>
          <table:table-cell table:style-name="ce16" office:value-type="string" calcext:value-type="string">
            <text:p>Custo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43" calcext:value-type="float">
            <text:p>2943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36" calcext:value-type="float">
            <text:p>4036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47" calcext:value-type="float">
            <text:p>3647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70" calcext:value-type="float">
            <text:p>417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91" calcext:value-type="float">
            <text:p>3091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10" calcext:value-type="float">
            <text:p>361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84" calcext:value-type="float">
            <text:p>5584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81" calcext:value-type="float">
            <text:p>9081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369" calcext:value-type="float">
            <text:p>11369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85" calcext:value-type="float">
            <text:p>3085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957" calcext:value-type="float">
            <text:p>9957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953" calcext:value-type="float">
            <text:p>8953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436582" calcext:value-type="float">
            <text:p>436582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65290" calcext:value-type="float">
            <text:p>36529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63714" calcext:value-type="float">
            <text:p>63714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3413" calcext:value-type="float">
            <text:p>5341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49971" calcext:value-type="float">
            <text:p>4997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44771" calcext:value-type="float">
            <text:p>44771</text:p>
          </table:table-cell>
          <table:table-cell table:number-columns-repeated="4"/>
        </table:table-row>
      </table:table>
      <table:table table:name="all" table:style-name="ta1">
        <table:shapes>
          <draw:frame draw:z-index="0" draw:style-name="gr1" draw:text-style-name="P1" svg:width="607.32pt" svg:height="342.43pt" svg:x="426.36pt" svg:y="21.57pt">
            <draw:object draw:notify-on-update-of-ranges="all.A3:all.A3 all.A4:all.A15 all.B3:all.B3 all.B4:all.B15 all.C3:all.C3 all.C4:all.C15 all.D3:all.D3 all.D4:all.D15 all.E3:all.E3 all.E4:all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07.32pt" svg:height="342.43pt" svg:x="424.69pt" svg:y="383.1pt">
            <draw:object draw:notify-on-update-of-ranges="all.A16:all.A16 all.A17:all.A21 all.B3:all.B3 all.B17:all.B21 all.C3:all.C3 all.C17:all.C21 all.D3:all.D3 all.D17:all.D21 all.E3:all.E3 all.E17:all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07.32pt" svg:height="342.43pt" svg:x="1088.02pt" svg:y="25.6pt">
            <draw:object draw:notify-on-update-of-ranges="all.A4:all.A15 all.B3:all.B3 all.B24:all.B35 all.C3:all.C3 all.C24:all.C35 all.D3:all.D3 all.D24:all.D35 all.E3:all.E3 all.E24:all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607.32pt" svg:height="342.43pt" svg:x="1098.4pt" svg:y="395.94pt">
            <draw:object draw:notify-on-update-of-ranges="all.A37:all.A41 all.B3:all.B3 all.B37:all.B41 all.C3:all.C3 all.C37:all.C41 all.D3:all.D3 all.D37:all.D41 all.E3:all.E3 all.E37:all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default-cell-style-name="ce2"/>
        <table:table-column table:style-name="co5" table:default-cell-style-name="ce3"/>
        <table:table-column table:style-name="co5" table:number-columns-repeated="3" table:default-cell-style-name="ce2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Construtiva</text:p>
          </table:table-cell>
          <table:table-cell table:style-name="Default" office:value-type="string" calcext:value-type="string">
            <text:p>Meta-heurística</text:p>
          </table:table-cell>
          <table:table-cell table:style-name="Default" office:value-type="string" calcext:value-type="string">
            <text:p>BRKGA</text:p>
          </table:table-cell>
          <table:table-cell table:style-name="Default" office:value-type="string" calcext:value-type="string">
            <text:p>PLI</text:p>
          </table:table-cell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float" office:value="4813" calcext:value-type="float">
            <text:p>4813</text:p>
          </table:table-cell>
          <table:table-cell table:number-columns-repeated="3" office:value-type="float" office:value="2943" calcext:value-type="float">
            <text:p>2943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float" office:value="5033" calcext:value-type="float">
            <text:p>5033</text:p>
          </table:table-cell>
          <table:table-cell table:number-columns-repeated="3"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float" office:value="3654" calcext:value-type="float">
            <text:p>3654</text:p>
          </table:table-cell>
          <table:table-cell table:number-columns-repeated="3"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float" office:value="9003" calcext:value-type="float">
            <text:p>9003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4170" calcext:value-type="float">
            <text:p>4170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float" office:value="7036" calcext:value-type="float">
            <text:p>7036</text:p>
          </table:table-cell>
          <table:table-cell table:number-columns-repeated="3"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float" office:value="4819" calcext:value-type="float">
            <text:p>4819</text:p>
          </table:table-cell>
          <table:table-cell office:value-type="float" office:value="3940" calcext:value-type="float">
            <text:p>3940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float" office:value="10048" calcext:value-type="float">
            <text:p>10048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5584" calcext:value-type="float">
            <text:p>5584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float" office:value="14054" calcext:value-type="float">
            <text:p>14054</text:p>
          </table:table-cell>
          <table:table-cell office:value-type="float" office:value="10248" calcext:value-type="float">
            <text:p>10248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float" office:value="19387" calcext:value-type="float">
            <text:p>19387</text:p>
          </table:table-cell>
          <table:table-cell office:value-type="float" office:value="11921" calcext:value-type="float">
            <text:p>11921</text:p>
          </table:table-cell>
          <table:table-cell table:number-columns-repeated="2" office:value-type="float" office:value="11369" calcext:value-type="float">
            <text:p>11369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float" office:value="20357" calcext:value-type="float">
            <text:p>20357</text:p>
          </table:table-cell>
          <table:table-cell office:value-type="float" office:value="3191" calcext:value-type="float">
            <text:p>3191</text:p>
          </table:table-cell>
          <table:table-cell table:number-columns-repeated="2" office:value-type="float" office:value="3085" calcext:value-type="float">
            <text:p>3085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float" office:value="33851" calcext:value-type="float">
            <text:p>33851</text:p>
          </table:table-cell>
          <table:table-cell office:value-type="float" office:value="10793" calcext:value-type="float">
            <text:p>10793</text:p>
          </table:table-cell>
          <table:table-cell table:number-columns-repeated="2"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float" office:value="23108" calcext:value-type="float">
            <text:p>23108</text:p>
          </table:table-cell>
          <table:table-cell office:value-type="float" office:value="10530" calcext:value-type="float">
            <text:p>10530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1.13715e+06</text:p>
          </table:table-cell>
          <table:table-cell office:value-type="float" office:value="914174" calcext:value-type="float">
            <text:p>914174</text:p>
          </table:table-cell>
          <table:table-cell table:style-name="ce9" office:value-type="float" office:value="1366970" calcext:value-type="float">
            <text:p>1.37E+06</text:p>
          </table:table-cell>
          <table:table-cell office:value-type="float" office:value="436582" calcext:value-type="float">
            <text:p>436582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1.47161e+06</text:p>
          </table:table-cell>
          <table:table-cell office:value-type="float" office:value="919546" calcext:value-type="float">
            <text:p>919546</text:p>
          </table:table-cell>
          <table:table-cell office:value-type="float" office:value="885625" calcext:value-type="float">
            <text:p>885625</text:p>
          </table:table-cell>
          <table:table-cell office:value-type="float" office:value="365290" calcext:value-type="float">
            <text:p>365290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table:number-columns-repeated="2" office:value-type="float" office:value="103729" calcext:value-type="float">
            <text:p>103729</text:p>
          </table:table-cell>
          <table:table-cell office:value-type="float" office:value="252451" calcext:value-type="float">
            <text:p>252451</text:p>
          </table:table-cell>
          <table:table-cell office:value-type="float" office:value="63714" calcext:value-type="float">
            <text:p>63714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float" office:value="120606" calcext:value-type="float">
            <text:p>120606</text:p>
          </table:table-cell>
          <table:table-cell office:value-type="float" office:value="111492" calcext:value-type="float">
            <text:p>111492</text:p>
          </table:table-cell>
          <table:table-cell office:value-type="float" office:value="243780" calcext:value-type="float">
            <text:p>243780</text:p>
          </table:table-cell>
          <table:table-cell office:value-type="float" office:value="53413" calcext:value-type="float">
            <text:p>53413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float" office:value="116625" calcext:value-type="float">
            <text:p>116625</text:p>
          </table:table-cell>
          <table:table-cell office:value-type="float" office:value="110119" calcext:value-type="float">
            <text:p>110119</text:p>
          </table:table-cell>
          <table:table-cell office:value-type="float" office:value="244705" calcext:value-type="float">
            <text:p>244705</text:p>
          </table:table-cell>
          <table:table-cell office:value-type="float" office:value="49971" calcext:value-type="float">
            <text:p>49971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table:number-columns-repeated="2" office:value-type="float" office:value="102579" calcext:value-type="float">
            <text:p>102579</text:p>
          </table:table-cell>
          <table:table-cell office:value-type="float" office:value="213990" calcext:value-type="float">
            <text:p>213990</text:p>
          </table:table-cell>
          <table:table-cell office:value-type="float" office:value="44771" calcext:value-type="float">
            <text:p>4477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6:04:41.70315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8T17:55:41.266128537</dc:date>
    <meta:editing-duration>PT8H9M44S</meta:editing-duration>
    <meta:editing-cycles>12</meta:editing-cycles>
    <meta:generator>LibreOffice/5.4.6.2$Linux_X86_64 LibreOffice_project/40$Build-2</meta:generator>
    <meta:document-statistic meta:table-count="5" meta:cell-count="108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constr.B7:constr.B18 constr.E7:constr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constr.B7:constr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str.E7:constr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constr.B7:constr.B18</svg:desc>
                </draw:g>
              </table:table-cell>
              <table:table-cell office:value-type="float" office:value="0.61146">
                <text:p>0.61146</text:p>
                <draw:g>
                  <svg:desc>constr.E7:constr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style-name="ch1">
        <chart:legend chart:legend-position="end" svg:x="17.701cm" svg:y="4.994cm" style:legend-expansion="high" chart:style-name="ch2"/>
        <chart:plot-area chart:style-name="ch3" table:cell-range-address="all.A3:all.E15" chart:data-source-has-labels="both" svg:x="1.439cm" svg:y="0.241cm" svg:width="15.834cm" svg:height="10.618cm">
          <chartooo:coordinate-region svg:x="2.616cm" svg:y="0.241cm" svg:width="14.129cm" svg:height="8.467cm"/>
          <chart:axis chart:dimension="x" chart:name="primary-x" chart:style-name="ch4" chartooo:axis-type="auto">
            <chartooo:date-scale/>
            <chart:title svg:x="8.73cm" svg:y="11.1cm" chart:style-name="ch5">
              <text:p>Entrada</text:p>
            </chart:title>
            <chart:categories table:cell-range-address="all.A4:all.A15"/>
          </chart:axis>
          <chart:axis chart:dimension="y" chart:name="primary-y" chart:style-name="ch4">
            <chart:title svg:x="0.451cm" svg:y="7.42cm" chart:style-name="ch6">
              <text:p>Valor do melhor caminho</text:p>
            </chart:title>
            <chart:grid chart:style-name="ch7" chart:class="major"/>
          </chart:axis>
          <chart:series chart:style-name="ch8" chart:values-cell-range-address="all.B4:all.B15" chart:label-cell-address="all.B3:all.B3" chart:class="chart:line">
            <chart:data-point chart:repeated="12"/>
          </chart:series>
          <chart:series chart:style-name="ch9" chart:values-cell-range-address="all.C4:all.C15" chart:label-cell-address="all.C3:all.C3" chart:class="chart:line">
            <chart:data-point chart:repeated="12"/>
          </chart:series>
          <chart:series chart:style-name="ch10" chart:values-cell-range-address="all.D4:all.D15" chart:label-cell-address="all.D3:all.D3" chart:class="chart:line">
            <chart:data-point chart:repeated="12"/>
          </chart:series>
          <chart:series chart:style-name="ch11" chart:values-cell-range-address="all.E4:all.E15" chart:label-cell-address="all.E3:all.E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all.A4:all.A15</svg:desc>
                </draw:g>
              </table:table-cell>
              <table:table-cell office:value-type="float" office:value="4813">
                <text:p>4813</text:p>
                <draw:g>
                  <svg:desc>all.B4:all.B15</svg:desc>
                </draw:g>
              </table:table-cell>
              <table:table-cell office:value-type="float" office:value="2943">
                <text:p>2943</text:p>
                <draw:g>
                  <svg:desc>all.C4:all.C15</svg:desc>
                </draw:g>
              </table:table-cell>
              <table:table-cell office:value-type="float" office:value="2943">
                <text:p>2943</text:p>
                <draw:g>
                  <svg:desc>all.D4:all.D15</svg:desc>
                </draw:g>
              </table:table-cell>
              <table:table-cell office:value-type="float" office:value="2943">
                <text:p>2943</text:p>
                <draw:g>
                  <svg:desc>all.E4:all.E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5033">
                <text:p>5033</text:p>
              </table:table-cell>
              <table:table-cell office:value-type="float" office:value="4036">
                <text:p>4036</text:p>
              </table:table-cell>
              <table:table-cell office:value-type="float" office:value="4036">
                <text:p>403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3654">
                <text:p>3654</text:p>
              </table:table-cell>
              <table:table-cell office:value-type="float" office:value="3647">
                <text:p>3647</text:p>
              </table:table-cell>
              <table:table-cell office:value-type="float" office:value="3647">
                <text:p>3647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9003">
                <text:p>9003</text:p>
              </table:table-cell>
              <table:table-cell office:value-type="float" office:value="4179">
                <text:p>4179</text:p>
              </table:table-cell>
              <table:table-cell office:value-type="float" office:value="4170">
                <text:p>417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7036">
                <text:p>7036</text:p>
              </table:table-cell>
              <table:table-cell office:value-type="float" office:value="3091">
                <text:p>3091</text:p>
              </table:table-cell>
              <table:table-cell office:value-type="float" office:value="3091">
                <text:p>309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4819">
                <text:p>4819</text:p>
              </table:table-cell>
              <table:table-cell office:value-type="float" office:value="3940">
                <text:p>3940</text:p>
              </table:table-cell>
              <table:table-cell office:value-type="float" office:value="3633">
                <text:p>3633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10048">
                <text:p>10048</text:p>
              </table:table-cell>
              <table:table-cell office:value-type="float" office:value="6915">
                <text:p>6915</text:p>
              </table:table-cell>
              <table:table-cell office:value-type="float" office:value="5584">
                <text:p>5584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14054">
                <text:p>14054</text:p>
              </table:table-cell>
              <table:table-cell office:value-type="float" office:value="10248">
                <text:p>10248</text:p>
              </table:table-cell>
              <table:table-cell office:value-type="float" office:value="9749">
                <text:p>9749</text:p>
              </table:table-cell>
              <table:table-cell office:value-type="float" office:value="9081">
                <text:p>9081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19387">
                <text:p>19387</text:p>
              </table:table-cell>
              <table:table-cell office:value-type="float" office:value="11921">
                <text:p>11921</text:p>
              </table:table-cell>
              <table:table-cell office:value-type="float" office:value="11369">
                <text:p>11369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20357">
                <text:p>20357</text:p>
              </table:table-cell>
              <table:table-cell office:value-type="float" office:value="3191">
                <text:p>3191</text:p>
              </table:table-cell>
              <table:table-cell office:value-type="float" office:value="3085">
                <text:p>3085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33851">
                <text:p>33851</text:p>
              </table:table-cell>
              <table:table-cell office:value-type="float" office:value="10793">
                <text:p>10793</text:p>
              </table:table-cell>
              <table:table-cell office:value-type="float" office:value="9957">
                <text:p>9957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23108">
                <text:p>23108</text:p>
              </table:table-cell>
              <table:table-cell office:value-type="float" office:value="10530">
                <text:p>10530</text:p>
              </table:table-cell>
              <table:table-cell office:value-type="float" office:value="9110">
                <text:p>9110</text:p>
              </table:table-cell>
              <table:table-cell office:value-type="float" office:value="8953">
                <text:p>8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column-mapping="0 1 2" chart:style-name="ch1">
        <chart:legend chart:legend-position="end" svg:x="17.701cm" svg:y="4.994cm" style:legend-expansion="high" chart:style-name="ch2"/>
        <chart:plot-area chart:style-name="ch3" table:cell-range-address="all.A16:all.A21 all.B3:all.E3 all.B17:all.E21" chart:data-source-has-labels="both" svg:x="1.439cm" svg:y="0.241cm" svg:width="15.834cm" svg:height="10.618cm">
          <chartooo:coordinate-region svg:x="2.801cm" svg:y="0.44cm" svg:width="13.187cm" svg:height="9.772cm"/>
          <chart:axis chart:dimension="x" chart:name="primary-x" chart:style-name="ch4" chartooo:axis-type="auto">
            <chartooo:date-scale/>
            <chart:title svg:x="8.73cm" svg:y="11.1cm" chart:style-name="ch5">
              <text:p>Entrada</text:p>
            </chart:title>
            <chart:categories table:cell-range-address="all.A17:all.A21"/>
          </chart:axis>
          <chart:axis chart:dimension="y" chart:name="primary-y" chart:style-name="ch4">
            <chart:title svg:x="0.451cm" svg:y="7.42cm" chart:style-name="ch6">
              <text:p>Valor do melhor caminho</text:p>
            </chart:title>
            <chart:grid chart:style-name="ch7" chart:class="major"/>
          </chart:axis>
          <chart:series chart:style-name="ch8" chart:values-cell-range-address="all.B17:all.B21" chart:label-cell-address="all.B3:all.B3" chart:class="chart:line">
            <chart:data-point chart:repeated="5"/>
          </chart:series>
          <chart:series chart:style-name="ch9" chart:values-cell-range-address="all.C17:all.C21" chart:label-cell-address="all.C3:all.C3" chart:class="chart:line">
            <chart:data-point chart:repeated="5"/>
          </chart:series>
          <chart:series chart:style-name="ch10" chart:values-cell-range-address="all.D17:all.D21" chart:label-cell-address="all.D3:all.D3" chart:class="chart:line">
            <chart:data-point chart:repeated="5"/>
          </chart:series>
          <chart:series chart:style-name="ch11" chart:values-cell-range-address="all.E17:all.E21" chart:label-cell-address="all.E3:all.E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50_2.txt</text:p>
                <draw:g>
                  <svg:desc>all.A17:all.A21</svg:desc>
                </draw:g>
              </table:table-cell>
              <table:table-cell office:value-type="float" office:value="NaN">
                <text:p>NaN</text:p>
                <draw:g>
                  <svg:desc>all.B17:all.B21</svg:desc>
                </draw:g>
              </table:table-cell>
              <table:table-cell office:value-type="float" office:value="919546">
                <text:p>919546</text:p>
                <draw:g>
                  <svg:desc>all.C17:all.C21</svg:desc>
                </draw:g>
              </table:table-cell>
              <table:table-cell office:value-type="float" office:value="885625">
                <text:p>885625</text:p>
                <draw:g>
                  <svg:desc>all.D17:all.D21</svg:desc>
                </draw:g>
              </table:table-cell>
              <table:table-cell office:value-type="float" office:value="365290">
                <text:p>365290</text:p>
                <draw:g>
                  <svg:desc>all.E17:all.E21</svg:desc>
                </draw:g>
              </table:table-cell>
            </table:table-row>
            <table:table-row>
              <table:table-cell office:value-type="string">
                <text:p>teste100_1.txt</text:p>
              </table:table-cell>
              <table:table-cell office:value-type="float" office:value="103729">
                <text:p>103729</text:p>
              </table:table-cell>
              <table:table-cell office:value-type="float" office:value="103729">
                <text:p>103729</text:p>
              </table:table-cell>
              <table:table-cell office:value-type="float" office:value="252451">
                <text:p>252451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teste100_2.txt</text:p>
              </table:table-cell>
              <table:table-cell office:value-type="float" office:value="120606">
                <text:p>120606</text:p>
              </table:table-cell>
              <table:table-cell office:value-type="float" office:value="111492">
                <text:p>111492</text:p>
              </table:table-cell>
              <table:table-cell office:value-type="float" office:value="243780">
                <text:p>243780</text:p>
              </table:table-cell>
              <table:table-cell office:value-type="float" office:value="53413">
                <text:p>53413</text:p>
              </table:table-cell>
            </table:table-row>
            <table:table-row>
              <table:table-cell office:value-type="string">
                <text:p>teste100_3.txt</text:p>
              </table:table-cell>
              <table:table-cell office:value-type="float" office:value="116625">
                <text:p>116625</text:p>
              </table:table-cell>
              <table:table-cell office:value-type="float" office:value="110119">
                <text:p>110119</text:p>
              </table:table-cell>
              <table:table-cell office:value-type="float" office:value="244705">
                <text:p>244705</text:p>
              </table:table-cell>
              <table:table-cell office:value-type="float" office:value="49971">
                <text:p>49971</text:p>
              </table:table-cell>
            </table:table-row>
            <table:table-row>
              <table:table-cell office:value-type="string">
                <text:p>teste100_4.txt</text:p>
              </table:table-cell>
              <table:table-cell office:value-type="float" office:value="102579">
                <text:p>102579</text:p>
              </table:table-cell>
              <table:table-cell office:value-type="float" office:value="102579">
                <text:p>102579</text:p>
              </table:table-cell>
              <table:table-cell office:value-type="float" office:value="213990">
                <text:p>213990</text:p>
              </table:table-cell>
              <table:table-cell office:value-type="float" office:value="44771">
                <text:p>44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86cm" svg:height="8.987cm" xlink:href=".." xlink:type="simple" chart:class="chart:line" chart:style-name="ch1">
        <chart:legend chart:legend-position="end" svg:x="12.738cm" svg:y="3.945cm" style:legend-expansion="high" chart:style-name="ch2"/>
        <chart:plot-area chart:style-name="ch3" table:cell-range-address="meta.C4:meta.C15 meta.D2:meta.D2 meta.G4:meta.G15 meta.H2:meta.H2 meta.K4:meta.K15" chart:data-source-has-labels="both" svg:x="1.332cm" svg:y="0.179cm" svg:width="11.085cm" svg:height="7.648cm">
          <chartooo:coordinate-region svg:x="2.747cm" svg:y="0.179cm" svg:width="9.344cm" svg:height="5.496cm"/>
          <chart:axis chart:dimension="x" chart:name="primary-x" chart:style-name="ch4" chartooo:axis-type="auto">
            <chartooo:date-scale/>
            <chart:title svg:x="5.825cm" svg:y="8.006cm" chart:style-name="ch5">
              <text:p>Caso de teste</text:p>
            </chart:title>
            <chart:categories table:cell-range-address="meta.C4:meta.C15"/>
          </chart:axis>
          <chart:axis chart:dimension="y" chart:name="primary-y" chart:style-name="ch6">
            <chart:title svg:x="0.451cm" svg:y="5.529cm" chart:style-name="ch7">
              <text:p>Precisão da solução</text:p>
            </chart:title>
            <chart:grid chart:style-name="ch8" chart:class="major"/>
          </chart:axis>
          <chart:series chart:style-name="ch9" chart:values-cell-range-address="meta.G4:meta.G15" chart:label-cell-address="meta.D2:meta.D2" chart:class="chart:line">
            <chart:data-point chart:repeated="12"/>
          </chart:series>
          <chart:series chart:style-name="ch10" chart:values-cell-range-address="meta.K4:meta.K15" chart:label-cell-address="meta.H2:meta.H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zinho Aleatório</text:p>
                <draw:g>
                  <svg:desc>meta.D2:meta.D2</svg:desc>
                </draw:g>
              </table:table-cell>
              <table:table-cell office:value-type="string">
                <text:p>2-OPT</text:p>
                <draw:g>
                  <svg:desc>meta.H2:meta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meta.C4:meta.C15</svg:desc>
                </draw:g>
              </table:table-cell>
              <table:table-cell office:value-type="float" office:value="1">
                <text:p>1</text:p>
                <draw:g>
                  <svg:desc>meta.G4:meta.G15</svg:desc>
                </draw:g>
              </table:table-cell>
              <table:table-cell office:value-type="float" office:value="0.63936">
                <text:p>0.63936</text:p>
                <draw:g>
                  <svg:desc>meta.K4:meta.K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1">
                <text:p>1</text:p>
              </table:table-cell>
              <table:table-cell office:value-type="float" office:value="0.99851">
                <text:p>0.9985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1">
                <text:p>1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99784">
                <text:p>0.99784</text:p>
              </table:table-cell>
              <table:table-cell office:value-type="float" office:value="0.54962">
                <text:p>0.54962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1">
                <text:p>1</text:p>
              </table:table-cell>
              <table:table-cell office:value-type="float" office:value="0.46932">
                <text:p>0.46932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91624">
                <text:p>0.91624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80751">
                <text:p>0.80751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88612">
                <text:p>0.88612</text:p>
              </table:table-cell>
              <table:table-cell office:value-type="float" office:value="0.85605">
                <text:p>0.8560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95369">
                <text:p>0.95369</text:p>
              </table:table-cell>
              <table:table-cell office:value-type="float" office:value="0.61367">
                <text:p>0.61367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96678">
                <text:p>0.9667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92254">
                <text:p>0.92254</text:p>
              </table:table-cell>
              <table:table-cell office:value-type="float" office:value="0.58715">
                <text:p>0.58715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85023">
                <text:p>0.85023</text:p>
              </table:table-cell>
              <table:table-cell office:value-type="float" office:value="0.44079">
                <text:p>0.440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99cm" svg:height="9cm" xlink:href=".." xlink:type="simple" chart:class="chart:scatter" chart:style-name="ch1">
        <chart:legend chart:legend-position="end" svg:x="12.751cm" svg:y="3.952cm" style:legend-expansion="high" chart:style-name="ch2"/>
        <chart:plot-area chart:style-name="ch3" table:cell-range-address="meta.B4:meta.B4 meta.B6:meta.B6 meta.B8:meta.B8 meta.B10:meta.B10 meta.B12:meta.B12 meta.B14:meta.B14 meta.B16:meta.B16 meta.B18:meta.B18 meta.D2:meta.D2 meta.D4:meta.D4 meta.D6:meta.D6 meta.D8:meta.D8 meta.D10:meta.D10 meta.D12:meta.D12 meta.D14:meta.D14 meta.D16:meta.D16 meta.D18:meta.D18 meta.H2:meta.H2 meta.H4:meta.H4 meta.H6:meta.H6 meta.H8:meta.H8 meta.H10:meta.H10 meta.H12:meta.H12 meta.H14:meta.H14" chart:data-source-has-labels="both" svg:x="1.332cm" svg:y="0.18cm" svg:width="11.098cm" svg:height="7.659cm">
          <chartooo:coordinate-region svg:x="1.768cm" svg:y="0.379cm" svg:width="10.197cm" svg:height="6.813cm"/>
          <chart:axis chart:dimension="x" chart:name="primary-x" chart:style-name="ch4" chartooo:axis-type="auto">
            <chart:title svg:x="5.316cm" svg:y="8.019cm" chart:style-name="ch5">
              <text:p>Tamanho da entrada</text:p>
            </chart:title>
            <chart:categories table:cell-range-address="meta.B4:meta.B4 meta.B6:meta.B6 meta.B8:meta.B8 meta.B10:meta.B10 meta.B12:meta.B12 meta.B14:meta.B14"/>
            <chart:grid chart:style-name="ch6" chart:class="major"/>
          </chart:axis>
          <chart:axis chart:dimension="y" chart:name="primary-y" chart:style-name="ch7">
            <chart:title svg:x="0.451cm" svg:y="4.794cm" chart:style-name="ch8">
              <text:p>Tempo (s)</text:p>
            </chart:title>
            <chart:grid chart:style-name="ch6" chart:class="major"/>
          </chart:axis>
          <chart:series chart:style-name="ch9" chart:values-cell-range-address="meta.D4:meta.D4 meta.D6:meta.D6 meta.D8:meta.D8 meta.D10:meta.D10 meta.D2:meta.D2 meta.D4:meta.D4 meta.D6:meta.D6 meta.D8:meta.D8 meta.D10:meta.D10 meta.D12:meta.D12 meta.D14:meta.D14 meta.D16:meta.D16 meta.D18:meta.D18" chart:label-cell-address="meta.D2:meta.D2" chart:class="chart:scatter">
            <chart:domain table:cell-range-address="meta.B4:meta.B4 meta.B6:meta.B6 meta.B8:meta.B8 meta.B10:meta.B10 meta.B12:meta.B12 meta.B14:meta.B14 meta.B16:meta.B16 meta.B18:meta.B18"/>
            <chart:data-point chart:repeated="13"/>
          </chart:series>
          <chart:series chart:style-name="ch10" chart:values-cell-range-address="meta.H4:meta.H4 meta.H6:meta.H6 meta.H8:meta.H8 meta.H10:meta.H10 meta.H12:meta.H12 meta.H14:meta.H14" chart:label-cell-address="meta.H2:meta.H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meta.B4:meta.B4 meta.B6:meta.B6 meta.B8:meta.B8 meta.B10:meta.B10 meta.B12:meta.B12 meta.B14:meta.B14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meta.B4:meta.B4 meta.B6:meta.B6 meta.B8:meta.B8 meta.B10:meta.B10 meta.B12:meta.B12 meta.B14:meta.B14 meta.B16:meta.B16 meta.B18:meta.B1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Vizinho Aleatório</text:p>
                <draw:g>
                  <svg:desc>meta.D2:meta.D2</svg:desc>
                </draw:g>
              </table:table-cell>
              <table:table-cell office:value-type="float" office:value="0">
                <text:p>0</text:p>
                <draw:g>
                  <svg:desc>meta.D4:meta.D4 meta.D6:meta.D6 meta.D8:meta.D8 meta.D10:meta.D10 meta.D2:meta.D2 meta.D4:meta.D4 meta.D6:meta.D6 meta.D8:meta.D8 meta.D10:meta.D10 meta.D12:meta.D12 meta.D14:meta.D14 meta.D16:meta.D16 meta.D18:meta.D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-OPT</text:p>
                <draw:g>
                  <svg:desc>meta.H2:meta.H2</svg:desc>
                </draw:g>
              </table:table-cell>
              <table:table-cell office:value-type="float" office:value="3">
                <text:p>3</text:p>
                <draw:g>
                  <svg:desc>meta.H4:meta.H4 meta.H6:meta.H6 meta.H8:meta.H8 meta.H10:meta.H10 meta.H12:meta.H12 meta.H14:meta.H1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column-mapping="0 1 2" chart:style-name="ch1">
        <chart:legend chart:legend-position="end" svg:x="17.701cm" svg:y="4.994cm" style:legend-expansion="high" chart:style-name="ch2"/>
        <chart:plot-area chart:style-name="ch3" table:cell-range-address="all.A4:all.A15 all.B3:all.E3 all.B24:all.E35" chart:data-source-has-labels="both" svg:x="0.428cm" svg:y="0.241cm" svg:width="16.845cm" svg:height="11.599cm">
          <chartooo:coordinate-region svg:x="1.434cm" svg:y="0.241cm" svg:width="15.141cm" svg:height="9.448cm"/>
          <chart:axis chart:dimension="x" chart:name="primary-x" chart:style-name="ch4" chartooo:axis-type="auto">
            <chartooo:date-scale/>
            <chart:categories table:cell-range-address="all.A4:all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4:all.B35" chart:label-cell-address="all.B3:all.B3" chart:class="chart:line">
            <chart:data-point chart:repeated="12"/>
          </chart:series>
          <chart:series chart:style-name="ch7" chart:values-cell-range-address="all.C24:all.C35" chart:label-cell-address="all.C3:all.C3" chart:class="chart:line">
            <chart:data-point chart:repeated="12"/>
          </chart:series>
          <chart:series chart:style-name="ch8" chart:values-cell-range-address="all.D24:all.D35" chart:label-cell-address="all.D3:all.D3" chart:class="chart:line">
            <chart:data-point chart:repeated="12"/>
          </chart:series>
          <chart:series chart:style-name="ch9" chart:values-cell-range-address="all.E24:all.E35" chart:label-cell-address="all.E3:all.E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all.A4:all.A15</svg:desc>
                </draw:g>
              </table:table-cell>
              <table:table-cell office:value-type="float" office:value="0">
                <text:p>0</text:p>
                <draw:g>
                  <svg:desc>all.B24:all.B35</svg:desc>
                </draw:g>
              </table:table-cell>
              <table:table-cell office:value-type="float" office:value="0">
                <text:p>0</text:p>
                <draw:g>
                  <svg:desc>all.C24:all.C35</svg:desc>
                </draw:g>
              </table:table-cell>
              <table:table-cell office:value-type="float" office:value="0">
                <text:p>0</text:p>
                <draw:g>
                  <svg:desc>all.D24:all.D35</svg:desc>
                </draw:g>
              </table:table-cell>
              <table:table-cell office:value-type="float" office:value="0">
                <text:p>0</text:p>
                <draw:g>
                  <svg:desc>all.E24:all.E3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style-name="ch1">
        <chart:legend chart:legend-position="end" svg:x="17.701cm" svg:y="4.994cm" style:legend-expansion="high" chart:style-name="ch2"/>
        <chart:plot-area chart:style-name="ch3" table:cell-range-address="all.A37:all.E41 all.B3:all.E3" chart:data-source-has-labels="both" svg:x="1.439cm" svg:y="0.241cm" svg:width="15.834cm" svg:height="10.618cm">
          <chartooo:coordinate-region svg:x="2.445cm" svg:y="0.441cm" svg:width="13.729cm" svg:height="9.771cm"/>
          <chart:axis chart:dimension="x" chart:name="primary-x" chart:style-name="ch4" chartooo:axis-type="auto">
            <chartooo:date-scale/>
            <chart:title svg:x="8.73cm" svg:y="11.1cm" chart:style-name="ch5">
              <text:p>Entrada</text:p>
            </chart:title>
            <chart:categories table:cell-range-address="all.A37:all.A41"/>
          </chart:axis>
          <chart:axis chart:dimension="y" chart:name="primary-y" chart:style-name="ch4">
            <chart:title svg:x="0.451cm" svg:y="7.42cm" chart:style-name="ch6">
              <text:p>Valor do melhor caminho</text:p>
            </chart:title>
            <chart:grid chart:style-name="ch7" chart:class="major"/>
          </chart:axis>
          <chart:series chart:style-name="ch8" chart:values-cell-range-address="all.B37:all.B41" chart:label-cell-address="all.B3:all.B3" chart:class="chart:line">
            <chart:data-point chart:repeated="5"/>
          </chart:series>
          <chart:series chart:style-name="ch9" chart:values-cell-range-address="all.C37:all.C41" chart:label-cell-address="all.C3:all.C3" chart:class="chart:line">
            <chart:data-point chart:repeated="5"/>
          </chart:series>
          <chart:series chart:style-name="ch10" chart:values-cell-range-address="all.D37:all.D41" chart:label-cell-address="all.D3:all.D3" chart:class="chart:line">
            <chart:data-point chart:repeated="5"/>
          </chart:series>
          <chart:series chart:style-name="ch11" chart:values-cell-range-address="all.E37:all.E41" chart:label-cell-address="all.E3:all.E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50_2.txt</text:p>
                <draw:g>
                  <svg:desc>all.A37:all.A41</svg:desc>
                </draw:g>
              </table:table-cell>
              <table:table-cell office:value-type="float" office:value="0">
                <text:p>0</text:p>
                <draw:g>
                  <svg:desc>all.B37:all.B41</svg:desc>
                </draw:g>
              </table:table-cell>
              <table:table-cell office:value-type="float" office:value="1">
                <text:p>1</text:p>
                <draw:g>
                  <svg:desc>all.C37:all.C41</svg:desc>
                </draw:g>
              </table:table-cell>
              <table:table-cell office:value-type="float" office:value="12">
                <text:p>12</text:p>
                <draw:g>
                  <svg:desc>all.D37:all.D41</svg:desc>
                </draw:g>
              </table:table-cell>
              <table:table-cell office:value-type="float" office:value="598">
                <text:p>598</text:p>
                <draw:g>
                  <svg:desc>all.E37:all.E41</svg:desc>
                </draw:g>
              </table:table-cell>
            </table:table-row>
            <table:table-row>
              <table:table-cell office:value-type="string">
                <text:p>teste100_1.tx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2.tx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3.txt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4.txt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